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75cm" fo:min-width="5.5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75cm" fo:min-width="5.5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top" draw:auto-grow-height="false" fo:min-height="18.75cm" fo:min-width="14.5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top" draw:auto-grow-height="false" fo:min-height="4.75cm" fo:min-width="12.5cm"/>
      <style:paragraph-properties style:writing-mode="lr-tb"/>
    </style:style>
    <style:style style:name="gr5" style:family="graphic" style:parent-style-name="standard" style:list-style-name="L2">
      <style:graphic-properties draw:stroke="dash" draw:stroke-dash="Fine_20_Dashed" svg:stroke-color="#3465a4" svg:stroke-linecap="butt" draw:fill="none" draw:fill-color="#ffffff" fo:min-height="2.759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75cm" fo:min-width="2.5cm"/>
      <style:paragraph-properties style:writing-mode="lr-tb"/>
    </style:style>
    <style:style style:name="gr7" style:family="graphic" style:parent-style-name="standard" style:list-style-name="L2">
      <style:graphic-properties draw:stroke="dash" draw:stroke-dash="Fine_20_Dashed" svg:stroke-color="#3465a4" svg:stroke-linecap="butt" draw:fill="none" draw:fill-color="#ffffff" fo:min-height="2.759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35cm"/>
      <style:paragraph-properties style:writing-mode="lr-tb"/>
    </style:style>
    <style:style style:name="gr10" style:family="graphic" style:parent-style-name="standard">
      <style:graphic-properties draw:stroke="none" draw:fill="none" fo:min-height="0.395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draw:fill="none" fo:min-height="0.45cm"/>
      <style:paragraph-properties style:writing-mode="lr-tb"/>
    </style:style>
    <style:style style:name="gr13" style:family="graphic" style:parent-style-name="objectwithoutfill">
      <style:graphic-properties draw:marker-start="" draw:marker-end="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0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cm" svg:height="1cm" svg:x="6cm" svg:y="2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cm" svg:height="2cm" svg:x="6cm" svg:y="5cm">
          <text:p text:style-name="P3"><text:span text:style-name="T1">Amazon API Gateway</text:span><text:span text:style-name="T1"><text:line-break/></text:span><text:span text:style-name="T1">(AuthN, Throttling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cm" svg:height="2cm" svg:x="6cm" svg:y="9cm">
          <text:p text:style-name="P3"><text:span text:style-name="T1">Application Load Balancer </text:span><text:span text:style-name="T1">(ALB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cm" svg:height="19cm" svg:x="2cm" svg:y="13cm">
          <text:p text:style-name="P3"><text:span text:style-name="T1">Fargate (ECS Clust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3cm" svg:height="5cm" svg:x="3cm" svg:y="14cm">
          <text:p text:style-name="P3"><text:span text:style-name="T1">FastAPI Service (API)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1cm" svg:height="3.009cm" svg:x="4cm" svg:y="15cm">
          <draw:text-box>
            <text:list text:style-name="L2">
              <text:list-item>
                <text:p text:style-name="P5"><text:span text:style-name="T2">Rec</text:span><text:span text:style-name="T2">eive</text:span><text:span text:style-name="T2">s </text:span><text:span text:style-name="T2">CD</text:span><text:span text:style-name="T2">M </text:span><text:span text:style-name="T2">(PO</text:span><text:span text:style-name="T2">ST)</text:span></text:p>
              </text:list-item>
              <text:list-item>
                <text:p text:style-name="P5"><text:span text:style-name="T2">Par</text:span><text:span text:style-name="T2">ses </text:span><text:span text:style-name="T2">CD</text:span><text:span text:style-name="T2">M</text:span></text:p>
              </text:list-item>
              <text:list-item>
                <text:p text:style-name="P5"><text:span text:style-name="T2">Stor</text:span><text:span text:style-name="T2">es </text:span><text:span text:style-name="T2">CD</text:span><text:span text:style-name="T2">M in </text:span><text:span text:style-name="T2">S3 </text:span><text:span text:style-name="T2">Inpu</text:span><text:span text:style-name="T2">t </text:span><text:span text:style-name="T2">Buc</text:span><text:span text:style-name="T2">ket</text:span></text:p>
              </text:list-item>
              <text:list-item>
                <text:p text:style-name="P5"><text:span text:style-name="T2">Sen</text:span><text:span text:style-name="T2">ds </text:span><text:span text:style-name="T2">Job </text:span><text:span text:style-name="T2">Mes</text:span><text:span text:style-name="T2">sag</text:span><text:span text:style-name="T2">e to </text:span><text:span text:style-name="T2">SQ</text:span><text:span text:style-name="T2">S</text:span></text:p>
              </text:list-item>
              <text:list-item>
                <text:p text:style-name="P5"><text:span text:style-name="T2">Upd</text:span><text:span text:style-name="T2">ates </text:span><text:span text:style-name="T2">Job </text:span><text:span text:style-name="T2">Stat</text:span><text:span text:style-name="T2">us </text:span><text:span text:style-name="T2">(PE</text:span><text:span text:style-name="T2">NDI</text:span><text:span text:style-name="T2">NG) </text:span><text:span text:style-name="T2">in </text:span><text:span text:style-name="T2">Dyn</text:span><text:span text:style-name="T2">amo</text:span><text:span text:style-name="T2">DB</text:span></text:p>
              </text:list-item>
              <text:list-item>
                <text:p text:style-name="P5"><text:span text:style-name="T2">Ret</text:span><text:span text:style-name="T2">urns </text:span><text:span text:style-name="T2">cpe</text:span><text:span text:style-name="T2">_id </text:span><text:span text:style-name="T2">to </text:span><text:span text:style-name="T2">Clie</text:span><text:span text:style-name="T2">nt</text:span></text:p>
              </text:list-item>
              <text:list-item>
                <text:p text:style-name="P5"><text:span text:style-name="T2">Retr</text:span><text:span text:style-name="T2">ieve</text:span><text:span text:style-name="T2">s </text:span><text:span text:style-name="T2">Job </text:span><text:span text:style-name="T2">Stat</text:span><text:span text:style-name="T2">us/</text:span><text:span text:style-name="T2">Res</text:span><text:span text:style-name="T2">ult </text:span><text:span text:style-name="T2">(GE</text:span><text:span text:style-name="T2">T) </text:span><text:span text:style-name="T2">from </text:span><text:span text:style-name="T2">Dyn</text:span><text:span text:style-name="T2">amo</text:span><text:span text:style-name="T2">DB/</text:span><text:span text:style-name="T2">S3 </text:span><text:span text:style-name="T2">Out</text:span><text:span text:style-name="T2">put</text:span></text:p>
              </text:list-item>
            </text:list>
          </draw:text-box>
        </draw:frame>
        <draw:custom-shape draw:style-name="gr6" draw:text-style-name="P4" draw:layer="layout" svg:width="3cm" svg:height="1cm" svg:x="20cm" svg:y="19cm">
          <text:p text:style-name="P3"><text:span text:style-name="T1">S3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cm" svg:x="20cm" svg:y="23cm">
          <text:p text:style-name="P3"><text:span text:style-name="T1">Dyna</text:span><text:span text:style-name="T1">moDB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cm" svg:x="20cm" svg:y="21cm">
          <text:p text:style-name="P3"><text:span text:style-name="T1">SQ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3cm" svg:height="5cm" svg:x="3cm" svg:y="23cm">
          <text:p text:style-name="P3"><text:span text:style-name="T1">CPE </text:span><text:span text:style-name="T1">Consu</text:span><text:span text:style-name="T1">mer </text:span><text:span text:style-name="T1">Servic</text:span><text:span text:style-name="T1">e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1cm" svg:height="3.009cm" svg:x="4cm" svg:y="24cm">
          <draw:text-box>
            <text:list text:style-name="L2">
              <text:list-item>
                <text:p text:style-name="P5"><text:span text:style-name="T2">Polls SQS </text:span><text:span text:style-name="T2">for new </text:span><text:span text:style-name="T2">messages</text:span></text:p>
              </text:list-item>
              <text:list-item>
                <text:p text:style-name="P5"><text:span text:style-name="T2">Downloads </text:span><text:span text:style-name="T2">CDM from </text:span><text:span text:style-name="T2">S3 Input </text:span><text:span text:style-name="T2">Bucket</text:span></text:p>
              </text:list-item>
              <text:list-item>
                <text:p text:style-name="P5"><text:span text:style-name="T2">Executes </text:span><text:span text:style-name="T2">C++ CPE </text:span><text:span text:style-name="T2">Program </text:span><text:span text:style-name="T2">(pipes </text:span><text:span text:style-name="T2">CDM, </text:span><text:span text:style-name="T2">captures </text:span><text:span text:style-name="T2">output)</text:span></text:p>
              </text:list-item>
              <text:list-item>
                <text:p text:style-name="P5"><text:span text:style-name="T2">Uploads </text:span><text:span text:style-name="T2">CPE Output </text:span><text:span text:style-name="T2">to S3 </text:span><text:span text:style-name="T2">Output </text:span><text:span text:style-name="T2">Bucket</text:span></text:p>
              </text:list-item>
              <text:list-item>
                <text:p text:style-name="P5"><text:span text:style-name="T2">Updates </text:span><text:span text:style-name="T2">Job Status </text:span><text:span text:style-name="T2">(COMPLET</text:span><text:span text:style-name="T2">ED/FAILED) </text:span><text:span text:style-name="T2">in </text:span><text:span text:style-name="T2">DynamoDB</text:span></text:p>
              </text:list-item>
              <text:list-item>
                <text:p text:style-name="P5"><text:span text:style-name="T2">Deletes </text:span><text:span text:style-name="T2">Message </text:span><text:span text:style-name="T2">from SQS</text:span></text:p>
              </text:list-item>
            </text:list>
          </draw:text-box>
        </draw:frame>
        <draw:custom-shape draw:style-name="gr6" draw:text-style-name="P4" draw:layer="layout" svg:width="3cm" svg:height="1cm" svg:x="14.033cm" svg:y="33.994cm">
          <text:p text:style-name="P3"><text:span text:style-name="T1">CloudWatch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9cm" svg:y1="3.1cm" svg:x2="9cm" svg:y2="4.9cm">
          <text:p/>
        </draw:line>
        <draw:line draw:style-name="gr8" draw:text-style-name="P2" draw:layer="layout" svg:x1="9cm" svg:y1="7.1cm" svg:x2="9cm" svg:y2="8.9cm">
          <text:p/>
        </draw:line>
        <draw:line draw:style-name="gr8" draw:text-style-name="P2" draw:layer="layout" svg:x1="9cm" svg:y1="11.1cm" svg:x2="9cm" svg:y2="12.9cm">
          <text:p/>
        </draw:line>
        <draw:frame draw:style-name="gr9" draw:text-style-name="P7" draw:layer="layout" svg:width="11.526cm" svg:height="0.645cm" svg:x="9.2cm" svg:y="3.7cm">
          <draw:text-box>
            <text:p text:style-name="P5"><text:span text:style-name="T2">HTTP/S </text:span><text:span text:style-name="T2">(POST /</text:span><text:span text:style-name="T2">api/cpe, </text:span><text:span text:style-name="T2">GET </text:span><text:span text:style-name="T2">/api/cpe</text:span><text:span text:style-name="T2">)</text:span></text:p>
          </draw:text-box>
        </draw:frame>
        <draw:frame draw:style-name="gr10" draw:text-style-name="P7" draw:layer="layout" svg:width="1.8cm" svg:height="0.645cm" svg:x="9.3cm" svg:y="7.701cm">
          <draw:text-box>
            <text:p text:style-name="P5"><text:span text:style-name="T2">HTTP/S</text:span></text:p>
          </draw:text-box>
        </draw:frame>
        <draw:frame draw:style-name="gr10" draw:text-style-name="P7" draw:layer="layout" svg:width="1.8cm" svg:height="0.645cm" svg:x="9.3cm" svg:y="11.7cm">
          <draw:text-box>
            <text:p text:style-name="P5"><text:span text:style-name="T2">HTTP/S</text:span></text:p>
          </draw:text-box>
        </draw:frame>
        <draw:line draw:style-name="gr11" draw:text-style-name="P2" draw:layer="layout" svg:x1="3.5cm" svg:y1="19cm" svg:x2="3.5cm" svg:y2="21.5cm">
          <text:p/>
        </draw:line>
        <draw:line draw:style-name="gr8" draw:text-style-name="P2" draw:layer="layout" svg:x1="3.5cm" svg:y1="19.5cm" svg:x2="19.9cm" svg:y2="19.5cm">
          <text:p/>
        </draw:line>
        <draw:frame draw:style-name="gr10" draw:text-style-name="P7" draw:layer="layout" svg:width="3.3cm" svg:height="0.645cm" svg:x="3.6cm" svg:y="19.455cm">
          <draw:text-box>
            <text:p text:style-name="P5"><text:span text:style-name="T2">CDM </text:span><text:span text:style-name="T2">file</text:span></text:p>
          </draw:text-box>
        </draw:frame>
        <draw:line draw:style-name="gr11" draw:text-style-name="P2" draw:layer="layout" svg:x1="3.5cm" svg:y1="20.4cm" svg:x2="19cm" svg:y2="20.4cm">
          <text:p/>
        </draw:line>
        <draw:line draw:style-name="gr11" draw:text-style-name="P2" draw:layer="layout" svg:x1="19cm" svg:y1="20.4cm" svg:x2="19cm" svg:y2="21.5cm">
          <text:p/>
        </draw:line>
        <draw:line draw:style-name="gr8" draw:text-style-name="P2" draw:layer="layout" svg:x1="19cm" svg:y1="21.5cm" svg:x2="19.9cm" svg:y2="21.5cm">
          <text:p/>
        </draw:line>
        <draw:frame draw:style-name="gr12" draw:text-style-name="P7" draw:layer="layout" svg:width="12.4cm" svg:height="0.7cm" svg:x="3.6cm" svg:y="20.4cm">
          <draw:text-box>
            <text:p text:style-name="P5"><text:span text:style-name="T2">Job </text:span><text:span text:style-name="T2">Messag</text:span><text:span text:style-name="T2">e (S3 </text:span><text:span text:style-name="T2">Key, </text:span><text:span text:style-name="T2">cpe_id, </text:span><text:span text:style-name="T2">etc.)</text:span></text:p>
          </draw:text-box>
        </draw:frame>
        <draw:line draw:style-name="gr11" draw:text-style-name="P2" draw:layer="layout" svg:x1="3.5cm" svg:y1="21.475cm" svg:x2="18.6cm" svg:y2="21.5cm">
          <text:p/>
        </draw:line>
        <draw:line draw:style-name="gr11" draw:text-style-name="P2" draw:layer="layout" svg:x1="18.6cm" svg:y1="21.475cm" svg:x2="18.6cm" svg:y2="23.5cm">
          <text:p/>
        </draw:line>
        <draw:line draw:style-name="gr8" draw:text-style-name="P2" draw:layer="layout" svg:x1="18.6cm" svg:y1="23.475cm" svg:x2="19.9cm" svg:y2="23.5cm">
          <text:p/>
        </draw:line>
        <draw:frame draw:style-name="gr12" draw:text-style-name="P7" draw:layer="layout" svg:width="12.4cm" svg:height="0.7cm" svg:x="3.6cm" svg:y="21.5cm">
          <draw:text-box>
            <text:p text:style-name="P5"><text:span text:style-name="T2">Job </text:span><text:span text:style-name="T2">Status </text:span><text:span text:style-name="T2">Update</text:span></text:p>
          </draw:text-box>
        </draw:frame>
        <draw:line draw:style-name="gr11" draw:text-style-name="P2" draw:layer="layout" svg:x1="3.5cm" svg:y1="28cm" svg:x2="3.5cm" svg:y2="30.4cm">
          <text:p/>
        </draw:line>
        <draw:line draw:style-name="gr11" draw:text-style-name="P2" draw:layer="layout" svg:x1="3.5cm" svg:y1="28.5cm" svg:x2="19cm" svg:y2="28.5cm">
          <text:p/>
        </draw:line>
        <draw:frame draw:style-name="gr12" draw:text-style-name="P7" draw:layer="layout" svg:width="12.4cm" svg:height="0.7cm" svg:x="3.6cm" svg:y="28.5cm">
          <draw:text-box>
            <text:p text:style-name="P5"><text:span text:style-name="T2">Polling for Messages</text:span></text:p>
          </draw:text-box>
        </draw:frame>
        <draw:line draw:style-name="gr11" draw:text-style-name="P2" draw:layer="layout" svg:x1="19cm" svg:y1="28.5cm" svg:x2="19cm" svg:y2="21.5cm">
          <text:p/>
        </draw:line>
        <draw:line draw:style-name="gr13" draw:text-style-name="P2" draw:layer="layout" svg:x1="3.5cm" svg:y1="29.448cm" svg:x2="18cm" svg:y2="29.4cm">
          <text:p/>
        </draw:line>
        <draw:frame draw:style-name="gr10" draw:text-style-name="P7" draw:layer="layout" svg:width="3.3cm" svg:height="0.645cm" svg:x="3.6cm" svg:y="29.403cm">
          <draw:text-box>
            <text:p text:style-name="P5"><text:span text:style-name="T2">CDM file/Output</text:span></text:p>
          </draw:text-box>
        </draw:frame>
        <draw:line draw:style-name="gr11" draw:text-style-name="P2" draw:layer="layout" svg:x1="18cm" svg:y1="19.5cm" svg:x2="18cm" svg:y2="29.4cm">
          <text:p/>
        </draw:line>
        <draw:line draw:style-name="gr11" draw:text-style-name="P2" draw:layer="layout" svg:x1="3.5cm" svg:y1="30.375cm" svg:x2="18.6cm" svg:y2="30.4cm">
          <text:p/>
        </draw:line>
        <draw:frame draw:style-name="gr12" draw:text-style-name="P7" draw:layer="layout" svg:width="12.4cm" svg:height="0.7cm" svg:x="3.5cm" svg:y="30.4cm">
          <draw:text-box>
            <text:p text:style-name="P5"><text:span text:style-name="T2">Job Status </text:span><text:span text:style-name="T2">Update</text:span></text:p>
          </draw:text-box>
        </draw:frame>
        <draw:line draw:style-name="gr11" draw:text-style-name="P2" draw:layer="layout" svg:x1="18.6cm" svg:y1="23.4cm" svg:x2="18.6cm" svg:y2="30.4cm">
          <text:p/>
        </draw:line>
        <draw:line draw:style-name="gr8" draw:text-style-name="P2" draw:layer="layout" svg:x1="15.5cm" svg:y1="32.1cm" svg:x2="15.5cm" svg:y2="33.9cm">
          <text:p/>
        </draw:line>
        <draw:frame draw:style-name="gr14" draw:text-style-name="P7" draw:layer="layout" svg:width="3.2cm" svg:height="0.645cm" svg:x="15.8cm" svg:y="32.7cm">
          <draw:text-box>
            <text:p text:style-name="P5"><text:span text:style-name="T2">Logs &amp; </text:span><text:span text:style-name="T2">Metric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3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Stefano Fornari</meta:initial-creator>
    <meta:creation-date>2025-07-25T08:55:49.398424149</meta:creation-date>
    <dc:date>2025-07-25T09:55:49.577162011</dc:date>
    <dc:creator>Stefano Fornari</dc:creator>
    <meta:editing-duration>PT13M</meta:editing-duration>
    <meta:editing-cycles>3</meta:editing-cycles>
    <meta:generator>LibreOffice/7.3.7.2$Linux_X86_64 LibreOffice_project/30$Build-2</meta:generator>
    <meta:document-statistic meta:object-count="41"/>
  </office:meta>
</office:document-meta>
</file>